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 style:line-height-at-least="0.503cm"/>
      <style:text-properties fo:color="#cccccc" loext:opacity="100%" style:font-name="Consolas" fo:font-size="10.5pt" fo:font-weight="normal" fo:background-color="#1f1f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Importamos lo necesario para definir modelos de base de datos con SQLAlchemy </text:p>
      <text:p text:style-name="Standard">from sqlalchemy import Column, Integer, String, Float, Date, Enum as SqlEnum</text:p>
      <text:p text:style-name="Standard">from sqlalchemy.ext.declarative import declarative_base</text:p>
      <text:p text:style-name="Standard"/>
      <text:p text:style-name="Standard"># Importamos enum de Python para definir enumeraciones</text:p>
      <text:p text:style-name="Standard">import enum</text:p>
      <text:p text:style-name="Standard"/>
      <text:p text:style-name="Standard"># Creamos una clase base para los modelos usando SQLAlchemy</text:p>
      <text:p text:style-name="Standard">Base = declarative_base()</text:p>
      <text:p text:style-name="Standard"/>
      <text:p text:style-name="Standard"># Definimos un Enum de Python para el tipo de movimiento: ingreso o egreso</text:p>
      <text:p text:style-name="Standard">class TipoMovimiento(enum.Enum):</text:p>
      <text:p text:style-name="Standard">    ingreso = "ingreso"  # Representa un movimiento de ingreso (suma)</text:p>
      <text:p text:style-name="Standard">    egreso = "egreso"    # Representa un movimiento de egreso (resta)</text:p>
      <text:p text:style-name="Standard"/>
      <text:p text:style-name="Standard">class Movimiento(Base):</text:p>
      <text:p text:style-name="Standard">    __tablename__ = "movimientos"</text:p>
      <text:p text:style-name="Standard"/>
      <text:p text:style-name="Standard">    id = Column(Integer, primary_key=True, index=True)</text:p>
      <text:p text:style-name="Standard">    tipo = Column(SqlEnum(TipoMovimiento, name="tipo_movimiento"), nullable=False)</text:p>
      <text:p text:style-name="Standard">    categoria = Column(String(50), nullable=False)</text:p>
      <text:p text:style-name="Standard">    monto = Column(Float, nullable=False)</text:p>
      <text:p text:style-name="Standard">    fecha = Column(Date, nullable=False)</text:p>
      <text:p text:style-name="Standard"/>
      <text:p text:style-name="Standard">    def to_dict(self):</text:p>
      <text:p text:style-name="Standard">        return {</text:p>
      <text:p text:style-name="Standard">            "id": self.id,</text:p>
      <text:p text:style-name="Standard">            "tipo": self.tipo.value,</text:p>
      <text:p text:style-name="Standard">            "categoria": self.categoria,</text:p>
      <text:p text:style-name="Standard">            "monto": float(self.monto),</text:p>
      <text:p text:style-name="Standard">            "fecha": self.fecha.isoformat()            </text:p>
      <text:p text:style-name="Standard">        }    </text:p>
      <text:p text:style-name="Standard"/>
      <text:p text:style-name="Standard">class Deuda(Base):</text:p>
      <text:p text:style-name="Standard">    __tablename__ = "deudas"</text:p>
      <text:p text:style-name="Standard"/>
      <text:p text:style-name="Standard">    id = Column(Integer, primary_key=True, index=True)</text:p>
      <text:p text:style-name="Standard">    descripcion = Column(String(100), nullable=False)  # Breve descripción de la deuda (ej: "Mercadería fiada")</text:p>
      <text:p text:style-name="Standard">    monto = Column(Float, nullable=False)              # Cuánto se debe</text:p>
      <text:p text:style-name="Standard">    fecha_registro = Column(Date, nullable=False)      # Fecha en que se registró la deuda</text:p>
      <text:p text:style-name="Standard">    fecha_vencimiento = Column(Date, nullable=True)    # Fecha en que se planea pagar (opcional)</text:p>
      <text:p text:style-name="Standard">    pagado = Column(Integer, default=0)                # 0 = no pagado, 1 = pagado</text:p>
      <text:p text:style-name="Standard"/>
      <text:p text:style-name="Standard">    def to_dict(self):</text:p>
      <text:p text:style-name="Standard">        return {</text:p>
      <text:p text:style-name="Standard">            "id": self.id,</text:p>
      <text:p text:style-name="Standard">            "descripcion": self.descripcion,</text:p>
      <text:p text:style-name="Standard">            "monto": float(self.monto),</text:p>
      <text:p text:style-name="Standard">            "fecha_registro": self.fecha_registro.isoformat(),</text:p>
      <text:p text:style-name="Standard">            "fecha_vencimiento": self.fecha_vencimiento.isoformat() if self.fecha_vencimiento else None,</text:p>
      <text:p text:style-name="Standard"><text:soft-page-break/>            "pagado": bool(self.pagado)</text:p>
      <text:p text:style-name="Standard">        }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5T17:41:37.879732400</meta:creation-date>
    <dc:date>2025-08-05T17:42:48.170543300</dc:date>
    <meta:editing-duration>PT1M10S</meta:editing-duration>
    <meta:editing-cycles>1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43" meta:word-count="217" meta:character-count="2084" meta:non-whitespace-character-count="1620"/>
  </office:meta>
</office:document-meta>
</file>